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TypeImpl.getKin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imitiveTypeImpl.PrimitiveTypeImpl( com . sun . mirror . type . Primitive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